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officeooo:paragraph-rsid="0033ee90"/>
    </style:style>
    <style:style style:name="P3" style:family="paragraph" style:parent-style-name="Standard">
      <style:paragraph-properties fo:text-align="justify" style:justify-single-word="false"/>
      <style:text-properties officeooo:paragraph-rsid="006feba4"/>
    </style:style>
    <style:style style:name="P4" style:family="paragraph" style:parent-style-name="Standard">
      <style:paragraph-properties fo:text-align="justify" style:justify-single-word="false"/>
      <style:text-properties officeooo:paragraph-rsid="007552e1"/>
    </style:style>
    <style:style style:name="P5" style:family="paragraph" style:parent-style-name="Standard">
      <style:paragraph-properties fo:text-align="justify" style:justify-single-word="false"/>
      <style:text-properties officeooo:paragraph-rsid="007e209c"/>
    </style:style>
    <style:style style:name="P6" style:family="paragraph" style:parent-style-name="Standard">
      <style:paragraph-properties fo:text-align="justify" style:justify-single-word="false"/>
      <style:text-properties officeooo:paragraph-rsid="007f3aa6"/>
    </style:style>
    <style:style style:name="P7" style:family="paragraph" style:parent-style-name="Standard">
      <style:paragraph-properties fo:text-align="justify" style:justify-single-word="false"/>
      <style:text-properties officeooo:paragraph-rsid="0085a54f"/>
    </style:style>
    <style:style style:name="P8" style:family="paragraph" style:parent-style-name="Standard">
      <style:paragraph-properties fo:text-align="justify" style:justify-single-word="false"/>
      <style:text-properties officeooo:paragraph-rsid="00687119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4" style:family="paragraph" style:parent-style-name="Standard">
      <style:paragraph-properties fo:text-align="justify" style:justify-single-word="false"/>
      <style:text-properties style:font-name="arial"/>
    </style:style>
    <style:style style:name="P25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26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27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28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29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31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32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33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34" style:family="paragraph" style:parent-style-name="Heading_20_1">
      <style:paragraph-properties fo:text-align="justify" style:justify-single-word="false"/>
      <style:text-properties officeooo:paragraph-rsid="00500d21"/>
    </style:style>
    <style:style style:name="P35" style:family="paragraph" style:parent-style-name="Heading_20_2">
      <style:paragraph-properties fo:text-align="justify" style:justify-single-word="false"/>
      <style:text-properties officeooo:paragraph-rsid="000ea3a0"/>
    </style:style>
    <style:style style:name="P36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fo:font-weight="normal" officeooo:rsid="007552e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style:font-name="arial" fo:font-size="12pt" fo:font-weight="normal" officeooo:rsid="007cfc2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" style:family="text">
      <style:text-properties fo:color="#000000" style:font-name="arial" fo:font-size="12pt" fo:font-weight="normal" officeooo:rsid="007e209c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" style:family="text">
      <style:text-properties fo:color="#000000" style:font-name="arial" fo:font-size="12pt" fo:font-weight="normal" officeooo:rsid="007f3aa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8" style:family="text">
      <style:text-properties fo:color="#000000" style:font-name="arial" fo:font-size="12pt" fo:font-weight="normal" officeooo:rsid="00877b8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9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0" style:family="text">
      <style:text-properties fo:color="#000000" style:font-name="arial" fo:font-size="12pt" fo:font-weight="normal" officeooo:rsid="008c291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8d4e0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fo:font-weight="normal" officeooo:rsid="008ffe1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3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4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5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6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27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8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9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0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1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2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3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4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5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6" style:family="text">
      <style:text-properties fo:color="#000000" style:font-name="arial" fo:font-size="12pt" fo:font-weight="bold" officeooo:rsid="007552e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7" style:family="text">
      <style:text-properties fo:color="#000000" style:font-name="arial" fo:font-size="12pt" fo:font-weight="bold" officeooo:rsid="007e209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8" style:family="text">
      <style:text-properties fo:color="#000000" style:font-name="arial" fo:font-size="12pt" fo:font-weight="bold" officeooo:rsid="007f3aa6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9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0" style:family="text">
      <style:text-properties fo:color="#000000" style:font-name="arial" fo:font-size="12pt" fo:font-weight="bold" officeooo:rsid="0080fd3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1" style:family="text">
      <style:text-properties fo:color="#000000" style:font-name="arial" fo:font-size="12pt" fo:font-weight="bold" officeooo:rsid="001530f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2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43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44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45" style:family="text">
      <style:text-properties fo:color="#000000" style:font-name="arial" fo:font-size="12pt" fo:font-weight="bold" officeooo:rsid="001530fc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6" style:family="text">
      <style:text-properties fo:color="#000000" style:font-name="arial" fo:font-size="12pt" fo:font-weight="bold" officeooo:rsid="0085a54f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7" style:family="text"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T48" style:family="text">
      <style:text-properties fo:color="#000000" style:font-name="arial" fo:font-size="12pt" officeooo:rsid="0085a54f" style:font-name-asian="Arial1" style:font-size-asian="12pt" style:font-name-complex="Arial1" style:font-size-complex="12pt" style:language-complex="pt" style:country-complex="PT"/>
    </style:style>
    <style:style style:name="T49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50" style:family="text">
      <style:text-properties fo:color="#000000" style:font-name="arial" style:text-underline-style="solid" style:text-underline-width="auto" style:text-underline-color="font-color"/>
    </style:style>
    <style:style style:name="T51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2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3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4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5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6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7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8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9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0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1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62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3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4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5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6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7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8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9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0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71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72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73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74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75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76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77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78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79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0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1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2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83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84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85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86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7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88" style:family="text">
      <style:text-properties fo:font-variant="normal" fo:text-transform="none" fo:color="#000000" style:font-name="arial" fo:font-size="12pt" fo:letter-spacing="normal" fo:font-style="normal" fo:font-weight="normal" officeooo:rsid="0085a54f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89" style:family="text">
      <style:text-properties fo:font-variant="normal" fo:text-transform="none" fo:color="#000000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0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1" style:family="text">
      <style:text-properties fo:font-variant="normal" fo:text-transform="none" fo:color="#000000" style:font-name="arial" fo:font-size="12pt" fo:letter-spacing="normal" fo:font-style="normal" fo:font-weight="normal" officeooo:rsid="008b2979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2" style:family="text">
      <style:text-properties fo:font-variant="normal" fo:text-transform="none" fo:color="#000000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3" style:family="text">
      <style:text-properties fo:font-variant="normal" fo:text-transform="none" fo:color="#000000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4" style:family="text">
      <style:text-properties fo:font-variant="normal" fo:text-transform="none" fo:color="#000000" style:font-name="arial" fo:font-size="12pt" fo:letter-spacing="normal" fo:font-style="normal" fo:font-weight="bold" officeooo:rsid="008b2979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5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96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97" style:family="text">
      <style:text-properties fo:font-weight="bold" style:font-weight-asian="bold" style:font-name-complex="Arial1" style:language-complex="pt" style:country-complex="PT"/>
    </style:style>
    <style:style style:name="T98" style:family="text">
      <style:text-properties fo:font-weight="bold" officeooo:rsid="00222d90" style:font-weight-asian="bold" style:font-name-complex="Arial1" style:language-complex="pt" style:country-complex="PT"/>
    </style:style>
    <style:style style:name="T99" style:family="text">
      <style:text-properties fo:font-weight="bold" officeooo:rsid="00047fbc" style:font-weight-asian="bold" style:font-name-complex="Arial1" style:language-complex="pt" style:country-complex="PT"/>
    </style:style>
    <style:style style:name="T100" style:family="text">
      <style:text-properties fo:font-weight="bold" officeooo:rsid="000ea3a0" style:font-weight-asian="bold" style:font-name-complex="Arial1" style:language-complex="pt" style:country-complex="PT"/>
    </style:style>
    <style:style style:name="T101" style:family="text">
      <style:text-properties fo:font-weight="bold" officeooo:rsid="00390218" style:font-weight-asian="bold" style:font-name-complex="Arial1" style:language-complex="pt" style:country-complex="PT"/>
    </style:style>
    <style:style style:name="T102" style:family="text">
      <style:text-properties fo:font-weight="bold" style:font-name-asian="Arial1" style:font-weight-asian="bold" style:font-name-complex="Arial1" style:language-complex="pt" style:country-complex="PT"/>
    </style:style>
    <style:style style:name="T103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104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105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106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107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108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109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110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111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112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113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114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115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116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117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118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119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120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121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22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23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24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25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26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27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28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29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30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31" style:family="text">
      <style:text-properties style:font-name-asian="Arial1" style:font-name-complex="Arial1" style:language-complex="pt" style:country-complex="PT"/>
    </style:style>
    <style:style style:name="T132" style:family="text">
      <style:text-properties officeooo:rsid="0013405f" style:font-name-asian="Arial1" style:font-name-complex="Arial1" style:language-complex="pt" style:country-complex="PT"/>
    </style:style>
    <style:style style:name="T133" style:family="text">
      <style:text-properties officeooo:rsid="001a8142" style:font-name-asian="Arial1" style:font-name-complex="Arial1" style:language-complex="pt" style:country-complex="PT"/>
    </style:style>
    <style:style style:name="T134" style:family="text">
      <style:text-properties officeooo:rsid="0017e9c9" style:font-name-asian="Arial1" style:font-name-complex="Arial1" style:language-complex="pt" style:country-complex="PT"/>
    </style:style>
    <style:style style:name="T135" style:family="text">
      <style:text-properties officeooo:rsid="00169323" style:font-name-asian="Arial1" style:font-name-complex="Arial1" style:language-complex="pt" style:country-complex="PT"/>
    </style:style>
    <style:style style:name="T136" style:family="text">
      <style:text-properties officeooo:rsid="001530fc" style:font-name-asian="Arial1" style:font-name-complex="Arial1" style:language-complex="pt" style:country-complex="PT"/>
    </style:style>
    <style:style style:name="T137" style:family="text">
      <style:text-properties style:font-name-asian="Arial1" style:font-name-complex="Arial1" style:language-complex="pt" style:country-complex="PT" style:font-weight-complex="bold"/>
    </style:style>
    <style:style style:name="T138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39" style:family="text">
      <style:text-properties fo:background-color="#ffffff" loext:char-shading-value="0" style:font-name-complex="Arial1"/>
    </style:style>
    <style:style style:name="T140" style:family="text">
      <style:text-properties officeooo:rsid="0013405f" fo:background-color="#ffffff" loext:char-shading-value="0" style:font-name-complex="Arial1"/>
    </style:style>
    <style:style style:name="T141" style:family="text">
      <style:text-properties officeooo:rsid="0017e9c9" fo:background-color="#ffffff" loext:char-shading-value="0" style:font-name-complex="Arial1"/>
    </style:style>
    <style:style style:name="T142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43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44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45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46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47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8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9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0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1" style:family="text">
      <style:text-properties officeooo:rsid="008c2915"/>
    </style:style>
    <style:style style:name="T152" style:family="text">
      <style:text-properties officeooo:rsid="008e91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João Paulo Hotequil</text:p>
      <text:h text:style-name="P35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4">h</text:span></text:a><text:a xlink:type="simple" xlink:href="mailto:joaohotequil@gmail.com" text:style-name="ListLabel_20_12" text:visited-style-name="ListLabel_20_12"><text:span text:style-name="Internet_20_link"><text:span text:style-name="T23">otequil@</text:span></text:span></text:a><text:a xlink:type="simple" xlink:href="mailto:joaohotequil@gmail.com" text:style-name="ListLabel_20_12" text:visited-style-name="ListLabel_20_12"><text:span text:style-name="Internet_20_link"><text:span text:style-name="T25">protonmail</text:span></text:span></text:a><text:a xlink:type="simple" xlink:href="mailto:joaohotequil@gmail.com" text:style-name="ListLabel_20_12" text:visited-style-name="ListLabel_20_12"><text:span text:style-name="Internet_20_link"><text:span text:style-name="T50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33" text:outline-level="1"/>
      <text:h text:style-name="P31" text:outline-level="1"><text:span text:style-name="T98">O que eu tenho a dizer</text:span><text:span text:style-name="T97">:</text:span></text:h>
      <text:p text:style-name="P30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, <text:span text:style-name="T151">testes,</text:span> <text:span text:style-name="T151">segurança, SEO, padrões </text:span><text:span text:style-name="T152">de </text:span><text:span text:style-name="T151">qualidade </text:span>e bom design, e eu trabalho todos os dias para evoluir esses pontos!</text:p>
      <text:p text:style-name="P9"/>
      <text:h text:style-name="P31" text:outline-level="1"><text:span text:style-name="T101">Formações</text:span><text:span text:style-name="T97">:</text:span></text:h>
      <text:h text:style-name="P34" text:outline-level="1"><text:span text:style-name="lt-line-clamp_5f__5f_raw-line"><text:span text:style-name="T92">[fevereiro de </text:span></text:span><text:span text:style-name="lt-line-clamp_5f__5f_raw-line"><text:span text:style-name="T93">2021</text:span></text:span><text:span text:style-name="lt-line-clamp_5f__5f_raw-line"><text:span text:style-name="T92"> – </text:span></text:span><text:span text:style-name="lt-line-clamp_5f__5f_raw-line"><text:span text:style-name="T93">até o momento</text:span></text:span><text:span text:style-name="lt-line-clamp_5f__5f_raw-line"><text:span text:style-name="T92">] </text:span></text:span><text:span text:style-name="lt-line-clamp_5f__5f_raw-line"><text:span text:style-name="T93">FIAP</text:span></text:span><text:span text:style-name="lt-line-clamp_5f__5f_raw-line"><text:span text:style-name="T92"> | </text:span></text:span><text:span text:style-name="lt-line-clamp_5f__5f_raw-line"><text:span text:style-name="T94">Online</text:span></text:span><text:span text:style-name="lt-line-clamp_5f__5f_raw-line"><text:span text:style-name="T92">: </text:span></text:span><text:span text:style-name="lt-line-clamp_5f__5f_raw-line"><text:span text:style-name="T89">estou cursando sistemas de informação </text:span></text:span><text:span text:style-name="lt-line-clamp_5f__5f_raw-line"><text:span text:style-name="T91">(</text:span></text:span><text:span text:style-name="lt-line-clamp_5f__5f_raw-line"><text:span text:style-name="T89">bacharelado</text:span></text:span><text:span text:style-name="lt-line-clamp_5f__5f_raw-line"><text:span text:style-name="T91">)</text:span></text:span><text:span text:style-name="lt-line-clamp_5f__5f_raw-line"><text:span text:style-name="T90">.</text:span></text:span></text:h>
      <text:p text:style-name="P10"><text:span text:style-name="T102">[fevereiro de 2018 – dezembro de 20</text:span><text:span text:style-name="T103">19</text:span><text:span text:style-name="T102">] </text:span><text:span text:style-name="T104">E.E.B. Professor Honório Miranda | Gaspar, Santa Catarina: </text:span><text:span text:style-name="T120">c</text:span><text:span text:style-name="T95">ursei o segundo e terceiro ano do ensino médio.</text:span></text:p>
      <text:p text:style-name="P10"><text:span text:style-name="T102">[fevereiro de 2006 – dezembro de 2017] </text:span><text:span text:style-name="T104">Madre Francisca Lampel | Gaspar, Santa Catarina: </text:span><text:span text:style-name="T120">c</text:span><text:span text:style-name="T96">ursei o ensino fundamental (I e II) e o primeiro ano do ensino médio.</text:span></text:p>
      <text:p text:style-name="P19"/>
      <text:h text:style-name="P32" text:outline-level="1"><text:soft-page-break/><text:span text:style-name="T99">E</text:span><text:span text:style-name="T97">specializações, </text:span><text:span text:style-name="T100">t</text:span><text:span text:style-name="T97">reinamentos e cursos </text:span><text:span text:style-name="T101">(tenho algumas outras certificações que acabei não colocando aqui)</text:span><text:span text:style-name="T97">:</text:span></text:h>
      <text:p text:style-name="P7"><text:span text:style-name="T26">[100% concluído]</text:span><text:span text:style-name="T47"> </text:span><text:span text:style-name="T27">Udemy </text:span><text:span text:style-name="T41">(</text:span><text:span text:style-name="T46">47.5</text:span><text:span text:style-name="T45"> horas</text:span><text:span text:style-name="T41">)</text:span><text:span text:style-name="T27"> | </text:span><text:span text:style-name="T39">Educação a distância</text:span><text:span text:style-name="T27">:</text:span><text:span text:style-name="T47"> </text:span><text:span text:style-name="T48">feito o curso de </text:span><text:span text:style-name="T87">NodeJS, TypeScript, TDD, DDD, Clean Architecture e SOLID </text:span><text:span text:style-name="T88">do Rodrigo Manguinho</text:span><text:span text:style-name="T49">.</text:span></text:p>
      <text:p text:style-name="P4"><text:span text:style-name="T27">[</text:span><text:span text:style-name="T36">abril</text:span><text:span text:style-name="T27"> de 20</text:span><text:span text:style-name="T35">2</text:span><text:span text:style-name="T36">3</text:span><text:span text:style-name="T27"> – </text:span><text:span text:style-name="T36">abril</text:span><text:span text:style-name="T35"> de 202</text:span><text:span text:style-name="T36">3</text:span><text:span text:style-name="T27">] </text:span><text:span text:style-name="T40">Hackerspace</text:span><text:span text:style-name="T27"> </text:span><text:span text:style-name="T32">(</text:span><text:span text:style-name="T36">8 </text:span><text:span text:style-name="T32">horas)</text:span><text:span text:style-name="T27"> | </text:span><text:span text:style-name="T36">Blumenau</text:span><text:span text:style-name="T27">, Santa Catarina: </text:span><text:span text:style-name="T13">participei do evento </text:span><text:span text:style-name="T14">FLISoL </text:span><text:span text:style-name="T15">feito pela Hackerspace</text:span><text:span text:style-name="T10">.</text:span></text:p>
      <text:p text:style-name="P3"><text:span text:style-name="T27">[</text:span><text:span text:style-name="T34">novembro</text:span><text:span text:style-name="T27"> de 20</text:span><text:span text:style-name="T35">22</text:span><text:span text:style-name="T27"> – </text:span><text:span text:style-name="T34">novembro</text:span><text:span text:style-name="T27"> de 20</text:span><text:span text:style-name="T35">22</text:span><text:span text:style-name="T27">] </text:span><text:span text:style-name="T34">Front in Floripa</text:span><text:span text:style-name="T27"> </text:span><text:span text:style-name="T32">(</text:span><text:span text:style-name="T35">10</text:span><text:span text:style-name="T32"> horas)</text:span><text:span text:style-name="T27"> | </text:span><text:span text:style-name="T34">Florianópolis</text:span><text:span text:style-name="T27">, Santa Catarina: </text:span><text:span text:style-name="T13">participei do evento Front in Floripa</text:span><text:span text:style-name="T10">.</text:span></text:p>
      <text:p text:style-name="P1"><text:span text:style-name="T27">[</text:span><text:span text:style-name="T28">julho</text:span><text:span text:style-name="T27"> de </text:span><text:span text:style-name="T29">202</text:span><text:span text:style-name="T30">2</text:span><text:span text:style-name="T27"> – </text:span><text:span text:style-name="T28">julho</text:span><text:span text:style-name="T27"> de </text:span><text:span text:style-name="T29">202</text:span><text:span text:style-name="T30">2</text:span><text:span text:style-name="T27">] </text:span><text:span text:style-name="T31">Apex</text:span><text:span text:style-name="T27"> </text:span><text:span text:style-name="T32">(</text:span><text:span text:style-name="T33">4</text:span><text:span text:style-name="T32"> horas)</text:span><text:span text:style-name="T27"> | Blumenau, Santa Catarina: </text:span><text:span text:style-name="T11">participei de um workshop sobre </text:span><text:span text:style-name="T12">soft skills</text:span><text:span text:style-name="T10">.</text:span></text:p>
      <text:p text:style-name="P25"><text:span text:style-name="T62">[</text:span><text:span text:style-name="T63">abril</text:span><text:span text:style-name="T62"> de </text:span><text:span text:style-name="T64">202</text:span><text:span text:style-name="T63">2</text:span><text:span text:style-name="T62"> – </text:span><text:span text:style-name="T63">abril</text:span><text:span text:style-name="T62"> de </text:span><text:span text:style-name="T64">202</text:span><text:span text:style-name="T63">2</text:span><text:span text:style-name="T62">] </text:span><text:span text:style-name="T65">Apex</text:span><text:span text:style-name="T62"> </text:span><text:span text:style-name="T66">(</text:span><text:span text:style-name="T67">4</text:span><text:span text:style-name="T66"> horas)</text:span><text:span text:style-name="T62"> | Blumenau, Santa Catarina: </text:span><text:span text:style-name="T52">participei de um workshop sobre </text:span><text:span text:style-name="T53">cultura organizacional das empresas de tecnologia</text:span><text:span text:style-name="T51">.</text:span></text:p>
      <text:p text:style-name="P21"><text:span text:style-name="T142">[</text:span><text:span text:style-name="T143">100% concluído</text:span><text:span text:style-name="T142">] </text:span><text:span text:style-name="T146">TestDome </text:span><text:span text:style-name="T144">| </text:span><text:span text:style-name="T145">Educação a distância</text:span><text:span text:style-name="T144">: </text:span><text:span text:style-name="T148">realizei um treinamento com questões sobre </text:span><text:span text:style-name="T150">Node.js</text:span><text:span text:style-name="T147">.</text:span></text:p>
      <text:p text:style-name="P21"><text:span text:style-name="T142">[</text:span><text:span text:style-name="T143">100% concluído</text:span><text:span text:style-name="T142">] </text:span><text:span text:style-name="T146">TestDome </text:span><text:span text:style-name="T144">| </text:span><text:span text:style-name="T145">Educação a distância</text:span><text:span text:style-name="T144">: </text:span><text:span text:style-name="T148">realizei um treinamento com questões sobre </text:span><text:span text:style-name="T150">JavaScript with jQuery</text:span><text:span text:style-name="T147">.</text:span></text:p>
      <text:p text:style-name="P22"><text:span text:style-name="T142">[</text:span><text:span text:style-name="T143">100% concluído</text:span><text:span text:style-name="T142">] </text:span><text:span text:style-name="T146">TestDome </text:span><text:span text:style-name="T144">| </text:span><text:span text:style-name="T145">Educação a distância</text:span><text:span text:style-name="T144">: </text:span><text:span text:style-name="T148">realizei um treinamento com questões sobre </text:span><text:span text:style-name="T150">Vue.js.</text:span></text:p>
      <text:p text:style-name="P22"><text:span text:style-name="T142">[</text:span><text:span text:style-name="T143">100% concluído</text:span><text:span text:style-name="T142">] </text:span><text:span text:style-name="T146">TestDome </text:span><text:span text:style-name="T144">| </text:span><text:span text:style-name="T145">Educação a distância</text:span><text:span text:style-name="T144">: </text:span><text:span text:style-name="T148">realizei um treinamento com questões sobre </text:span><text:span text:style-name="T149">TypeScript </text:span><text:span text:style-name="T150">e JavaScript.</text:span></text:p>
      <text:p text:style-name="P26"><text:span text:style-name="T61">[</text:span><text:span text:style-name="T70">100% concluído</text:span><text:span text:style-name="T61">] </text:span><text:span text:style-name="T71">TestDome </text:span><text:span text:style-name="T62">| </text:span><text:span text:style-name="T68">Educação a distância</text:span><text:span text:style-name="T62">: </text:span><text:span text:style-name="T54">realizei um treinamento com questões sobre </text:span><text:span text:style-name="T55">Angular e TypeScript.</text:span></text:p>
      <text:p text:style-name="P27"><text:span text:style-name="T61">[</text:span><text:span text:style-name="T70">100% concluído</text:span><text:span text:style-name="T61">] </text:span><text:span text:style-name="T71">TestDome </text:span><text:span text:style-name="T62">| </text:span><text:span text:style-name="T68">Educação a distância</text:span><text:span text:style-name="T62">: </text:span><text:span text:style-name="T54">realizei um treinamento com questões sobre </text:span><text:span text:style-name="T56">JavaScript.</text:span></text:p>
      <text:p text:style-name="P27"><text:span text:style-name="T61">[</text:span><text:span text:style-name="T70">100% concluído</text:span><text:span text:style-name="T61">] </text:span><text:span text:style-name="T71">TestDome </text:span><text:span text:style-name="T62">| </text:span><text:span text:style-name="T68">Educação a distância</text:span><text:span text:style-name="T62">: </text:span><text:span text:style-name="T54">realizei um treinamento com questões sobre Angular.</text:span></text:p>
      <text:p text:style-name="P27"><text:span text:style-name="T61">[</text:span><text:span text:style-name="T70">100% concluído</text:span><text:span text:style-name="T61">] </text:span><text:span text:style-name="T72">EW IT</text:span><text:span text:style-name="T73"> </text:span><text:span text:style-name="T68">(</text:span><text:span text:style-name="T69">16</text:span><text:span text:style-name="T68"> horas)</text:span><text:span text:style-name="T62"> | </text:span><text:span text:style-name="T68">Educação a distância</text:span><text:span text:style-name="T62">: </text:span><text:span text:style-name="T57">completei o curso de NodeJS.</text:span></text:p>
      <text:p text:style-name="P11"><text:span text:style-name="T102">[</text:span><text:span text:style-name="T116">100% concluído</text:span><text:span text:style-name="T102">] </text:span><text:span text:style-name="T117">FIAP – Nano Courses </text:span><text:span text:style-name="T110">(</text:span><text:span text:style-name="T111">60</text:span><text:span text:style-name="T110"> horas)</text:span><text:span text:style-name="T104"> | </text:span><text:span text:style-name="T110">Educação a distância</text:span><text:span text:style-name="T104">: </text:span><text:span text:style-name="T128">concluí </text:span><text:span text:style-name="T130">o </text:span><text:span text:style-name="T128">curso de </text:span><text:span text:style-name="T130">comunicação e semiótica nos Nano Courses.</text:span></text:p>
      <text:p text:style-name="P11"><text:span text:style-name="T102">[</text:span><text:span text:style-name="T116">100% concluído</text:span><text:span text:style-name="T102">] </text:span><text:span text:style-name="T110">Loiane Groner (28 horas)</text:span><text:span text:style-name="T104"> | </text:span><text:span text:style-name="T110">Educação a distância</text:span><text:span text:style-name="T104">: </text:span><text:span text:style-name="T128">concluí um curso de Angular pela plataforma online da Loiane Groner.</text:span></text:p>
      <text:p text:style-name="P11"><text:soft-page-break/><text:span text:style-name="T102">[</text:span><text:span text:style-name="T115">dezembro</text:span><text:span text:style-name="T102"> de </text:span><text:span text:style-name="T115">2020</text:span><text:span text:style-name="T102"> – </text:span><text:span text:style-name="T115">dezembro</text:span><text:span text:style-name="T102"> de </text:span><text:span text:style-name="T115">2020</text:span><text:span text:style-name="T102">] </text:span><text:span text:style-name="T115">Microsoft</text:span><text:span text:style-name="T104"> </text:span><text:span text:style-name="T105">(</text:span><text:span text:style-name="T108">2</text:span><text:span text:style-name="T105"> horas)</text:span><text:span text:style-name="T104"> | Blumenau, Santa Catarina: </text:span><text:span text:style-name="T126">realizei o exame 70-480 da Microsoft na ProWay com perguntas de HTML5, CSS3 e JavaScript, minha pontuação final foi de 909 pontos.</text:span></text:p>
      <text:p text:style-name="P11"><text:span text:style-name="T104">[</text:span><text:span text:style-name="T109">outubro</text:span><text:span text:style-name="T104"> de </text:span><text:span text:style-name="T108">2020</text:span><text:span text:style-name="T104"> – </text:span><text:span text:style-name="T109">outubro</text:span><text:span text:style-name="T104"> de </text:span><text:span text:style-name="T108">2020</text:span><text:span text:style-name="T104">] </text:span><text:span text:style-name="T109">Apex</text:span><text:span text:style-name="T104"> </text:span><text:span text:style-name="T105">(</text:span><text:span text:style-name="T109">3</text:span><text:span text:style-name="T105"> horas)</text:span><text:span text:style-name="T104"> | Blumenau, Santa Catarina: </text:span><text:span text:style-name="T127">participei de um workshop sobre empreendedorismo.</text:span></text:p>
      <text:p text:style-name="P18"><text:span text:style-name="T104">[</text:span><text:span text:style-name="T109">outubro</text:span><text:span text:style-name="T104"> de </text:span><text:span text:style-name="T108">2020</text:span><text:span text:style-name="T104"> – </text:span><text:span text:style-name="T109">outubro</text:span><text:span text:style-name="T104"> de </text:span><text:span text:style-name="T108">2020</text:span><text:span text:style-name="T104">] </text:span><text:span text:style-name="T109">Apex</text:span><text:span text:style-name="T104"> </text:span><text:span text:style-name="T105">(</text:span><text:span text:style-name="T109">3</text:span><text:span text:style-name="T105"> horas)</text:span><text:span text:style-name="T104"> | Blumenau, Santa Catarina: </text:span><text:span text:style-name="T127">participei de um workshop sobre planejamento de carreira</text:span><text:span text:style-name="T119">.</text:span></text:p>
      <text:p text:style-name="P6"><text:span text:style-name="T27">[</text:span><text:span text:style-name="T38">setembro</text:span><text:span text:style-name="T27"> de 20</text:span><text:span text:style-name="T38">20</text:span><text:span text:style-name="T27"> – </text:span><text:span text:style-name="T38">setembro</text:span><text:span text:style-name="T27"> de 20</text:span><text:span text:style-name="T38">20</text:span><text:span text:style-name="T27">] </text:span><text:span text:style-name="T40">DB1 Group</text:span><text:span text:style-name="T27"> </text:span><text:span text:style-name="T32">(</text:span><text:span text:style-name="T35">1</text:span><text:span text:style-name="T38">2</text:span><text:span text:style-name="T32"> horas)</text:span><text:span text:style-name="T27"> | </text:span><text:span text:style-name="T39">Educação a distância</text:span><text:span text:style-name="T27">: </text:span><text:span text:style-name="T13">participei do evento </text:span><text:span text:style-name="T17">do dia do programador chamado de Hey</text:span><text:span text:style-name="T16">Day</text:span><text:span text:style-name="T13"> </text:span><text:span text:style-name="T16">realizado pela </text:span><text:span text:style-name="T17">DB1 Group</text:span><text:span text:style-name="T10">.</text:span></text:p>
      <text:p text:style-name="P5"><text:span text:style-name="T27">[</text:span><text:span text:style-name="T37">dezembro</text:span><text:span text:style-name="T27"> de 2019 – </text:span><text:span text:style-name="T37">dezembro</text:span><text:span text:style-name="T27"> de 2019] </text:span><text:span text:style-name="T40">Hackerspace</text:span><text:span text:style-name="T27"> </text:span><text:span text:style-name="T32">(</text:span><text:span text:style-name="T35">10</text:span><text:span text:style-name="T32"> horas)</text:span><text:span text:style-name="T27"> | </text:span><text:span text:style-name="T37">Blumenau</text:span><text:span text:style-name="T27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"><text:span text:style-name="T27">[</text:span><text:span text:style-name="T34">novembro</text:span><text:span text:style-name="T27"> de 2019 – </text:span><text:span text:style-name="T34">novembro</text:span><text:span text:style-name="T27"> de 2019] </text:span><text:span text:style-name="T34">Front in Floripa</text:span><text:span text:style-name="T27"> </text:span><text:span text:style-name="T32">(</text:span><text:span text:style-name="T35">10</text:span><text:span text:style-name="T32"> horas)</text:span><text:span text:style-name="T27"> | </text:span><text:span text:style-name="T34">Florianópolis</text:span><text:span text:style-name="T27">, Santa Catarina: </text:span><text:span text:style-name="T13">participei do evento Front in Floripa</text:span><text:span text:style-name="T10">.</text:span></text:p>
      <text:p text:style-name="P12"><text:span text:style-name="T102">[janeiro de 2019 – junho de 2019]</text:span><text:span text:style-name="T131"> </text:span><text:span text:style-name="T104">Apex </text:span><text:span text:style-name="T105">(180 horas)</text:span><text:span text:style-name="T104"> | Blumenau, Santa Catarina: </text:span><text:span text:style-name="T120">t</text:span><text:span text:style-name="T119">reinamento de alta performance de desenvolvimento e programação </text:span><text:span text:style-name="T121">f</text:span><text:span text:style-name="T119">ront-end </text:span><text:span text:style-name="T122">usando</text:span><text:span text:style-name="T119"> HTML5, CSS3 </text:span><text:span text:style-name="T123">(SASS e SCSS)</text:span><text:span text:style-name="T119">, JavaScript, TypeScript, testes, Angular 6, ReactJS, VueJS, Git </text:span><text:span text:style-name="T122">e </text:span><text:span text:style-name="T119">GitHub, </text:span><text:span text:style-name="T122">W</text:span><text:span text:style-name="T119">ebpack </text:span><text:span text:style-name="T122">e</text:span><text:span text:style-name="T119"> Gulp.</text:span></text:p>
      <text:p text:style-name="P12"><text:span text:style-name="T102">[dezembro de 2018 - dezembro de 2018]</text:span><text:span text:style-name="T131"> </text:span><text:span text:style-name="T104">Apex </text:span><text:span text:style-name="T105">(16 horas)</text:span><text:span text:style-name="T104"> | Blumenau, Santa Catarina: </text:span><text:span text:style-name="T120">tr</text:span><text:span text:style-name="T119">einamento de alta performance de </text:span><text:span text:style-name="T124">l</text:span><text:span text:style-name="T119">ógica de </text:span><text:span text:style-name="T124">p</text:span><text:span text:style-name="T119">rogramação </text:span><text:span text:style-name="T125">sobre</text:span><text:span text:style-name="T119"> boas práticas, manipulação de textos, criação de objetos, armazenamento de dados em listas e tópicos avançados </text:span><text:span text:style-name="T124">da linguagem</text:span><text:span text:style-name="T119">.</text:span></text:p>
      <text:p text:style-name="P13"><text:span text:style-name="T102">[dezembro de 2018 - dezembro de 2018]</text:span><text:span text:style-name="T131"> </text:span><text:span text:style-name="T104">Apex </text:span><text:span text:style-name="T105">(16 horas)</text:span><text:span text:style-name="T104"> | Blumenau, Santa Catarina: </text:span><text:span text:style-name="T120">t</text:span><text:span text:style-name="T119">reinamento</text:span><text:span text:style-name="T131"> de alta performance de </text:span><text:span text:style-name="T132">b</text:span><text:span text:style-name="T131">anco de </text:span><text:span text:style-name="T132">d</text:span><text:span text:style-name="T131">ados </text:span><text:span text:style-name="T132">sobre</text:span><text:span text:style-name="T131"> </text:span><text:span text:style-name="T139">instalação, configuração, conceitos básicos, comandos para manipulação de tabelas, texto </text:span><text:span text:style-name="T140">e</text:span><text:span text:style-name="T139"> data, operadores, </text:span><text:span text:style-name="T140">funções </text:span><text:span text:style-name="T139">básicas </text:span><text:span text:style-name="T140">e intermediárias</text:span><text:span text:style-name="T139">, normalização de dados, relacionamento entre tabelas, </text:span><text:span text:style-name="T140">unificação de </text:span><text:span text:style-name="T139">tabelas, realização de consultas, criação de views, indexação de tabelas, backup d</text:span><text:span text:style-name="T140">e</text:span><text:span text:style-name="T139"> dados e restaura</text:span><text:span text:style-name="T140">ção</text:span><text:span text:style-name="T139"> </text:span><text:span text:style-name="T140">d</text:span><text:span text:style-name="T139">as informações da base através do backup</text:span><text:span text:style-name="T131">.</text:span></text:p>
      <text:p text:style-name="P14"><text:span text:style-name="T102">[100% concluído]</text:span><text:span text:style-name="T131"> </text:span><text:span text:style-name="T104">Udemy </text:span><text:span text:style-name="T106">(</text:span><text:span text:style-name="T118">54 horas</text:span><text:span text:style-name="T106">)</text:span><text:span text:style-name="T104"> | </text:span><text:span text:style-name="T110">Educação a distância</text:span><text:span text:style-name="T104">:</text:span><text:span text:style-name="T131"> </text:span><text:span text:style-name="T133">t</text:span><text:span text:style-name="T131">reinamento básico de desenvolvimento e programação </text:span><text:span text:style-name="T134">f</text:span><text:span text:style-name="T131">ront-end </text:span><text:span text:style-name="T134">utilizando</text:span><text:span text:style-name="T131"> </text:span><text:span text:style-name="T139">HTML5, CSS3 </text:span><text:span text:style-name="T141">e</text:span><text:span text:style-name="T139"> J</text:span><text:span text:style-name="T141">ava</text:span><text:span text:style-name="T139">S</text:span><text:span text:style-name="T141">cript</text:span><text:span text:style-name="T139"> e</text:span><text:span text:style-name="T141">m cinco</text:span><text:span text:style-name="T139"> </text:span><text:span text:style-name="T141">p</text:span><text:span text:style-name="T139">rojetos.</text:span></text:p>
      <text:p text:style-name="P14"><text:span text:style-name="T102">[100% concluído]</text:span><text:span text:style-name="T131"> </text:span><text:span text:style-name="T104">Udemy </text:span><text:span text:style-name="T107">(10 horas)</text:span><text:span text:style-name="T104"> | </text:span><text:span text:style-name="T110">Educação a distância</text:span><text:span text:style-name="T104">:</text:span><text:span text:style-name="T131"> </text:span><text:span text:style-name="T133">t</text:span><text:span text:style-name="T131">reinamento básico de inglês </text:span><text:span text:style-name="T135">sobre</text:span><text:span text:style-name="T131"> </text:span><text:span text:style-name="T135">metodologia </text:span><text:span text:style-name="T131">para ser fluente.</text:span><text:bookmark text:name="_GoBack"/></text:p>
      <text:p text:style-name="P15"><text:soft-page-break/><text:span text:style-name="T102">[setembro de 2018 – fevereiro de 2019]</text:span><text:span text:style-name="T131"> </text:span><text:span text:style-name="T104">Instituto Mix </text:span><text:span text:style-name="T106">(96 horas)</text:span><text:span text:style-name="T104"> | Gaspar, Santa Catarina:</text:span><text:span text:style-name="T131"> </text:span><text:span text:style-name="T120">t</text:span><text:span text:style-name="T119">reinamento</text:span><text:span text:style-name="T131"> básico de </text:span><text:span text:style-name="T136">m</text:span><text:span text:style-name="T131">ontagem e </text:span><text:span text:style-name="T136">m</text:span><text:span text:style-name="T131">anutenção </text:span><text:span text:style-name="T136">de</text:span><text:span text:style-name="T131"> hardware e redes.</text:span></text:p>
      <text:p text:style-name="P15"><text:span text:style-name="T102">[maio de 2017 – outubro de 2018]</text:span><text:span text:style-name="T131"> </text:span><text:span text:style-name="T104">GERAR </text:span><text:span text:style-name="T106">(1280 horas)</text:span><text:span text:style-name="T104"> | Gaspar e Blumenau, Santa Catarina: </text:span><text:span text:style-name="T120">c</text:span><text:span text:style-name="T119">urso</text:span><text:span text:style-name="T137"> de </text:span><text:span text:style-name="T138">a</text:span><text:span text:style-name="T137">dministração como menor aprendiz.</text:span></text:p>
      <text:p text:style-name="P20"/>
      <text:p text:style-name="P23">Experiência:</text:p>
      <text:p text:style-name="P8"><text:span text:style-name="T26">[</text:span><text:span text:style-name="T42">outubro </text:span><text:span text:style-name="T26">de </text:span><text:span text:style-name="T43">202</text:span><text:span text:style-name="T42">1</text:span><text:span text:style-name="T26"> – </text:span><text:span text:style-name="T42">até o momento</text:span><text:span text:style-name="T26">] </text:span><text:span text:style-name="T44">Desenvolvedor front-end</text:span><text:span text:style-name="T26"> | </text:span><text:span text:style-name="T42">Performa_IT</text:span><text:span text:style-name="T26">: </text:span><text:span text:style-name="T18">c</text:span><text:span text:style-name="T19">omo desenvolvedor front-end eu trabalho em ecommerces, sites de crowdfunding e sistemas em geral. Fiz refatorações de telas para novas tecnologias, integrações com ChatGPT e Pix, funcionalidade de créditos de impacto e outras features. </text:span><text:span text:style-name="T20">Implementei diversas partes do Design System, ajudei na criação de épicos e tarefas, participei dos ritos do Scrum, interagi com QAs e designers. Previni problemas de segurança como injeção de scripts maliciosos, proteção de rotas e </text:span><text:span text:style-name="T21">remoção</text:span><text:span text:style-name="T20"> variáveis no escopo global. Adicionei pipelines para minificação de arquivos e melhorei a arquitetura de projetos. </text:span><text:span text:style-name="T19">Utilizo as tecnologias: React, Angular, AngularJS, NextJS, JavaScript, TypeScript, jQuery, Storybook, RxJS, HTML, CSS, SASS, Material Design, Bootstrap, Chakra UI, Git, Bitbucket, NPM, Yarn, </text:span><text:span text:style-name="T22">Gulp,</text:span><text:span text:style-name="T19"> GraphQL e NodeJS. Dou o meu máximo para entregar com a maior qualidade possível, gerando resultado e fazendo a diferença. Gosto de estar preocupado com a experiência dos usuários, sou aberto dando opiniões e questionando para entender o problema. Sempre através de trocas de ideias, soluções e revisões de códigos (pull requests), viso ajudar e auxiliar meus colegas de equipe, </text:span><text:span text:style-name="T20">apenas assim aprendemos juntos e melhoramos os produtos</text:span><text:span text:style-name="T19">.</text:span></text:p>
      <text:p text:style-name="P28"><text:span text:style-name="T61">[</text:span><text:span text:style-name="T75">janeiro</text:span><text:span text:style-name="T61"> de </text:span><text:span text:style-name="T75">2020</text:span><text:span text:style-name="T61"> – </text:span><text:span text:style-name="T74">setembro de 2021</text:span><text:span text:style-name="T61">] </text:span><text:span text:style-name="T76">Desenvolvedor front-end</text:span><text:span text:style-name="T61"> | </text:span><text:span text:style-name="T76">Velow </text:span><text:span text:style-name="T77">Sistemas</text:span><text:span text:style-name="T61">: </text:span><text:span text:style-name="T83">t</text:span><text:span text:style-name="T84">rabalh</text:span><text:span text:style-name="T85">ei </text:span><text:span text:style-name="T84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58">.</text:span></text:p>
      <text:p text:style-name="P16"><text:span text:style-name="T102">[maio de </text:span><text:span text:style-name="T113">2019</text:span><text:span text:style-name="T102"> – </text:span><text:span text:style-name="T112">dezembro de 2019</text:span><text:span text:style-name="T102">] </text:span><text:span text:style-name="T113">Estagiário de programação</text:span><text:span text:style-name="T102"> | </text:span><text:span text:style-name="T113">Velow </text:span><text:span text:style-name="T114">Sistemas</text:span><text:span text:style-name="T102">: </text:span><text:span text:style-name="T120">a</text:span><text:span text:style-name="T119">tuei como estagiário de programação </text:span><text:span text:style-name="T129">no time de front-end</text:span><text:span text:style-name="T119">, </text:span><text:span text:style-name="T129">após isso </text:span><text:span text:style-name="T119">consegui ser efetivado.</text:span></text:p>
      <text:p text:style-name="P29"><text:span text:style-name="T78">[</text:span><text:span text:style-name="T79">novembro</text:span><text:span text:style-name="T78"> de </text:span><text:span text:style-name="T80">201</text:span><text:span text:style-name="T79">8</text:span><text:span text:style-name="T78"> – </text:span><text:span text:style-name="T79">abril</text:span><text:span text:style-name="T81"> de 2019</text:span><text:span text:style-name="T78">] </text:span><text:span text:style-name="T79">Técnico de informática</text:span><text:span text:style-name="T78"> | </text:span><text:span text:style-name="T86">Autônomo</text:span><text:span text:style-name="T78">: </text:span><text:span text:style-name="T59">comecei a fazer manutenção em computadores e atender clientes</text:span><text:span text:style-name="T51">.</text:span></text:p>
      <text:p text:style-name="P17"><text:soft-page-break/><text:span text:style-name="T102">[maio de 2017 – outubro de 2018] Auxiliar de TI | Fazzenda Park Hotel: </text:span><text:span text:style-name="T120">e</text:span><text:span text:style-name="T119">u era um menor aprendiz, com 14 anos, tive muitas responsabilidades e ordens de serviço para fazer, ganhei muita experiência na parte de suporte.</text:span></text:p>
      <text:p text:style-name="P24"><text:span text:style-name="T61">[junho de 2016 – janeiro de 2017] </text:span><text:span text:style-name="T82">Locutor</text:span><text:span text:style-name="T61"> | Rádio Sentinela do Vale: </text:span><text:span text:style-name="T60">t</text:span><text:span text:style-name="T51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27</meta:editing-cycles>
    <meta:print-date>2019-02-01T12:54:00</meta:print-date>
    <meta:creation-date>2018-01-13T12:08:00</meta:creation-date>
    <dc:date>2023-08-23T20:15:44.227629794</dc:date>
    <meta:editing-duration>PT11H6M21S</meta:editing-duration>
    <meta:generator>LibreOffice/6.4.7.2$Linux_X86_64 LibreOffice_project/40$Build-2</meta:generator>
    <meta:document-statistic meta:table-count="0" meta:image-count="0" meta:object-count="0" meta:page-count="5" meta:paragraph-count="44" meta:word-count="1291" meta:character-count="8635" meta:non-whitespace-character-count="73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